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7:11:13.215258296</dc:date>
    <meta:editing-duration>PT3M25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8888888888889">
                <text:p>3.8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555555555555555">
                <text:p>-0.5555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88888888888889">
                <text:p>-3.8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